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b78d" officeooo:paragraph-rsid="0019b78d"/>
    </style:style>
    <style:style style:name="P2" style:family="paragraph" style:parent-style-name="Standard">
      <style:paragraph-properties fo:text-align="justify" style:justify-single-word="false"/>
      <style:text-properties officeooo:rsid="001ac16a" officeooo:paragraph-rsid="001ac16a"/>
    </style:style>
    <style:style style:name="P3" style:family="paragraph" style:parent-style-name="Standard">
      <style:paragraph-properties fo:text-align="center" style:justify-single-word="false"/>
      <style:text-properties officeooo:rsid="001ac16a" officeooo:paragraph-rsid="001ac16a"/>
    </style:style>
    <style:style style:name="P4" style:family="paragraph" style:parent-style-name="Standard">
      <style:paragraph-properties fo:text-align="justify" style:justify-single-word="false"/>
      <style:text-properties officeooo:rsid="001c9ab4" officeooo:paragraph-rsid="001c9ab4"/>
    </style:style>
    <style:style style:name="P5" style:family="paragraph" style:parent-style-name="Standard">
      <style:paragraph-properties fo:text-align="center" style:justify-single-word="false"/>
      <style:text-properties officeooo:rsid="001c9ab4" officeooo:paragraph-rsid="001c9ab4"/>
    </style:style>
    <style:style style:name="P6" style:family="paragraph" style:parent-style-name="Standard">
      <style:paragraph-properties fo:text-align="justify" style:justify-single-word="false"/>
      <style:text-properties officeooo:paragraph-rsid="001c9ab4" fo:background-color="#1f1f1f"/>
    </style:style>
    <style:style style:name="P7" style:family="paragraph">
      <loext:graphic-properties draw:fill="solid" draw:fill-color="#cccccc"/>
    </style:style>
    <style:style style:name="T1" style:family="text">
      <style:text-properties style:text-underline-style="none"/>
    </style:style>
    <style:style style:name="T2" style:family="text">
      <style:text-properties fo:color="#c9211e" loext:opacity="100%"/>
    </style:style>
    <style:style style:name="gr1" style:family="graphic">
      <style:graphic-properties draw:stroke="none" svg:stroke-color="#000000" draw:fill="solid" draw:fill-color="#cccccc" fo:min-height="4.77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width="2cm" svg:stroke-color="#111111" draw:marker-start-width="3.348cm" draw:marker-end-width="3.348cm" draw:fill="solid" draw:fill-color="#cccccc" fo:min-height="4.53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é es JS</text:p>
      <text:p text:style-name="P2"><text:span text:style-name="T1">Js es un lenguaje interpretado que se suele usar en el HTML, y su función básicamente es poder hacer acciones en el mismo HTML que este no podría hacer. Ejemplo: queremos que al pulsar un botón, el fondo se ponga verde, pues como el HTML no puede hacerlo, debemos recurrir a JS.</text:span></text:p>
      <text:p text:style-name="P2"><text:span text:style-name="T1">Aviso: es muy parecido a Java, por lo que muchas funciones son iguales o parecidas.</text:span></text:p>
      <text:p text:style-name="P2"><text:span text:style-name="T1"/></text:p>
      <text:p text:style-name="P3"><text:span text:style-name="T1">Tipos de variables</text:span></text:p>
      <text:p text:style-name="P2"><text:span text:style-name="T1">En JS tenemos varios tipos de variables, como en todos los lenguajes (Arrays, String, Boolean, Float, etc.) PERO NO SE DEFINEN AL CREAR LA VARIABLE.</text:span></text:p>
      <text:p text:style-name="P2"><text:span text:style-name="T1">En su lugar crearemos una variable (var) vacía o no, la cual seleccionará su tipo de variable automáticamente.</text:span></text:p>
      <text:p text:style-name="P2"><text:span text:style-name="T1">(Ejemplo: var ejemplo = true |ejemplo es Booleana|, var ejemplo = 2 |Ejemplo es Number (similar a int)|, var ejemplo = “2” |ejemplo es String|)</text:span></text:p>
      <text:p text:style-name="P2"><text:span text:style-name="T1">También podemos usar let en vez de var, es lo mismo, pero let es mas restrictivo (Se refiere a que quizá no se accesible por otros métodos o funciones).</text:span></text:p>
      <text:p text:style-name="P2"><text:span text:style-name="T1"/></text:p>
      <text:p text:style-name="P3"><text:span text:style-name="T1">Funciones vitales</text:span></text:p>
      <text:p text:style-name="P2"><text:span text:style-name="T1">console.log: Lo usamos para sacar algo por consola (En el navegador F12).</text:span></text:p>
      <text:p text:style-name="P2"><text:span text:style-name="T1">document.getElementById: Obtenemos un elemento por su id.</text:span></text:p>
      <text:p text:style-name="P2"><text:span text:style-name="T1">document.getElementById.innerHTML: Obtenemos el código HTML de un elemento por su id.</text:span></text:p>
      <text:p text:style-name="P2"><text:span text:style-name="T1">document.getElementById.value: Obtenemos el valor de un elemento por su id.</text:span></text:p>
      <text:p text:style-name="P2"><text:span text:style-name="T1">document.getElementById.disabled: Deshabilitamos o habilitamos un elemento por su id.</text:span></text:p>
      <text:p text:style-name="P2"><text:span text:style-name="T1"/></text:p>
      <text:p text:style-name="P3"><text:span text:style-name="T1">Comentarios</text:span></text:p>
      <text:p text:style-name="P2"><text:span text:style-name="T1">Se usan igual que en Java.</text:span></text:p>
      <text:p text:style-name="P2"><text:span text:style-name="T1">// : para comentar una sola línea</text:span></text:p>
      <text:p text:style-name="P2"><text:span text:style-name="T1">/*: para empezar un comentario (multilínea o no)</text:span></text:p>
      <text:p text:style-name="P2"><text:span text:style-name="T1">*/: para terminar un comentario (Al revés del inicio)</text:span></text:p>
      <text:p text:style-name="P2"><text:span text:style-name="T1"/></text:p>
      <text:p text:style-name="P5"><text:span text:style-name="T1">Como se declara/enlaza un archivo JS al HTML</text:span></text:p>
      <text:p text:style-name="P4"><text:span text:style-name="T1">Esta es la estructura básica de un HTML:</text:span></text:p>
      <text:p text:style-name="P6"><draw:frame text:anchor-type="paragraph" draw:z-index="0" draw:name="Marco de texto 1" draw:style-name="gr2" draw:text-style-name="P7" svg:width="9.125cm" svg:height="5.845cm" svg:x="0.009cm" svg:y="0.28cm"><draw:text-box><text:p>&lt;!DOCTYPE html&gt;</text:p><text:p>&lt;html lang="es"&gt;</text:p><text:p><text:s text:c="4"/>&lt;head&gt;</text:p><text:p><text:s text:c="8"/>&lt;meta charset="UTF-8"&gt;</text:p><text:p><text:s text:c="8"/>&lt;meta name="viewport" content="width=device-width, initial-scale=1.0"&gt;</text:p><text:p><text:s text:c="8"/>&lt;title&gt;Ejercicios Básicos&lt;/title&gt;</text:p><text:p><text:s text:c="4"/>&lt;/head&gt;</text:p><text:p><text:s text:c="4"/>&lt;body&gt;</text:p><text:p><text:s text:c="8"/></text:p><text:p><text:s text:c="4"/>&lt;/body&gt;</text:p><text:p>&lt;/html&gt;</text:p></draw:text-box></draw:frame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Bien, pues debemos colocar “&lt;script src=”script.js”&gt;&lt;/script&gt;” al final del html, pero dentro del mismo, así:</text:span></text:p>
      <text:p text:style-name="P4"><draw:frame text:anchor-type="paragraph" draw:z-index="1" draw:name="Marco de texto 2" draw:style-name="gr1" draw:text-style-name="P7" svg:width="9.078cm" svg:height="6.331cm" svg:x="0.056cm" svg:y="0.307cm"><draw:text-box><text:p>&lt;!DOCTYPE html&gt;</text:p><text:p>&lt;html lang="es"&gt;</text:p><text:p><text:s text:c="4"/>&lt;head&gt;</text:p><text:p><text:s text:c="8"/>&lt;meta charset="UTF-8"&gt;</text:p><text:p><text:s text:c="8"/>&lt;meta name="viewport" content="width=device-width, initial-scale=1.0"&gt;</text:p><text:p><text:s text:c="8"/>&lt;title&gt;Ejercicios Básicos&lt;/title&gt;</text:p><text:p><text:s text:c="4"/>&lt;/head&gt;</text:p><text:p><text:s text:c="4"/>&lt;body&gt;</text:p><text:p><text:s text:c="8"/></text:p><text:p><text:s text:c="4"/>&lt;/body&gt;</text:p><text:p><text:s text:c="4"/><text:span text:style-name="T2">&lt;script src=”script.js”&gt;&lt;/script&gt;</text:span></text:p><text:p>&lt;/html&gt;</text:p></draw:text-box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Con esto ya tenemos las nociones básicas, ahora toca hacer los ejercicios básicos.</text:span></text:p>
      <text:p text:style-name="P4"><text:span text:style-name="T1">Encontrarás un archivo llamado “Ejercicios Básicos.js” en la misma carpeta, resuelve los ejercicios en el mismo archivo, SIN MODIFICAR EL index.html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0T12:07:56.516000000</meta:creation-date>
    <dc:date>2024-01-10T12:31:55.911000000</dc:date>
    <meta:editing-duration>PT23M1S</meta:editing-duration>
    <meta:editing-cycles>3</meta:editing-cycles>
    <meta:generator>LibreOffice/7.6.0.3$Windows_X86_64 LibreOffice_project/69edd8b8ebc41d00b4de3915dc82f8f0fc3b6265</meta:generator>
    <meta:document-statistic meta:table-count="0" meta:image-count="0" meta:object-count="0" meta:page-count="2" meta:paragraph-count="24" meta:word-count="317" meta:character-count="1927" meta:non-whitespace-character-count="1634"/>
  </office:meta>
</office:document-meta>
</file>